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6C000001319BF73B7C.svm" manifest:media-type=""/>
  <manifest:file-entry manifest:full-path="Pictures/20000001000001F300000129A1FF7D4B.svm" manifest:media-type=""/>
  <manifest:file-entry manifest:full-path="Pictures/20000001000001EB000001299B9BEFA1.svm" manifest:media-type=""/>
  <manifest:file-entry manifest:full-path="Pictures/20000001000001A70000012D2A6744FE.svm" manifest:media-type=""/>
  <manifest:file-entry manifest:full-path="Pictures/200000010000018A0000013142804D21.svm" manifest:media-type=""/>
  <manifest:file-entry manifest:full-path="Pictures/20000001000001AB0000012D798E686A.svm" manifest:media-type=""/>
  <manifest:file-entry manifest:full-path="Pictures/20000001000000FE000000FA28DF3A34.svm" manifest:media-type=""/>
  <manifest:file-entry manifest:full-path="Pictures/2000000200000285000000B1BB8E9963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{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{B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23cm" svg:height="2.299cm" svg:x="0.349cm" svg:y="0.309cm">
          <draw:image xlink:href="Pictures/2000000200000285000000B1BB8E9963.eps" xlink:type="simple" xlink:show="embed" xlink:actuate="onLoad">
            <text:p/>
          </draw:image>
        </draw:frame>
        <draw:frame draw:style-name="gr2" draw:text-style-name="P3" draw:layer="layout" svg:width="0.869cm" svg:height="0.916cm" svg:x="7.602cm" svg:y="2.091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2" draw:text-style-name="P3" draw:layer="layout" svg:width="1.132cm" svg:height="0.916cm" svg:x="3.072cm" svg:y="2.091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3" draw:text-style-name="P1" draw:layer="layout" svg:width="0.304cm" svg:height="0.299cm" svg:x="0.914cm" svg:y="1.729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511cm" svg:height="0.36cm" svg:x="1.583cm" svg:y="1.6cm">
          <draw:image xlink:href="Pictures/20000001000001AB0000012D798E686A.svm" xlink:type="simple" xlink:show="embed" xlink:actuate="onLoad">
            <text:p/>
          </draw:image>
        </draw:frame>
        <draw:frame draw:style-name="gr5" draw:text-style-name="P1" draw:layer="layout" svg:width="0.506cm" svg:height="0.36cm" svg:x="1.185cm" svg:y="0.749cm">
          <draw:image xlink:href="Pictures/20000001000001A70000012D2A6744FE.svm" xlink:type="simple" xlink:show="embed" xlink:actuate="onLoad">
            <text:p/>
          </draw:image>
        </draw:frame>
        <draw:frame draw:style-name="gr6" draw:text-style-name="P1" draw:layer="layout" svg:width="0.588cm" svg:height="0.355cm" svg:x="2.62cm" svg:y="0.672cm">
          <draw:image xlink:href="Pictures/20000001000001EB000001299B9BEFA1.svm" xlink:type="simple" xlink:show="embed" xlink:actuate="onLoad">
            <text:p/>
          </draw:image>
        </draw:frame>
        <draw:frame draw:style-name="gr7" draw:text-style-name="P1" draw:layer="layout" svg:width="0.598cm" svg:height="0.355cm" svg:x="2.62cm" svg:y="1.769cm">
          <draw:image xlink:href="Pictures/20000001000001F300000129A1FF7D4B.svm" xlink:type="simple" xlink:show="embed" xlink:actuate="onLoad">
            <text:p/>
          </draw:image>
        </draw:frame>
        <draw:frame draw:style-name="gr8" draw:text-style-name="P1" draw:layer="layout" svg:width="0.472cm" svg:height="0.365cm" svg:x="3.657cm" svg:y="0.929cm">
          <draw:image xlink:href="Pictures/200000010000018A0000013142804D21.svm" xlink:type="simple" xlink:show="embed" xlink:actuate="onLoad">
            <text:p/>
          </draw:image>
        </draw:frame>
        <draw:frame draw:style-name="gr9" draw:text-style-name="P1" draw:layer="layout" svg:width="0.436cm" svg:height="0.365cm" svg:x="4.193cm" svg:y="1.704cm">
          <draw:image xlink:href="Pictures/200000010000016C000001319BF73B7C.svm" xlink:type="simple" xlink:show="embed" xlink:actuate="onLoad">
            <text:p/>
          </draw:image>
        </draw:frame>
        <draw:frame draw:style-name="gr3" draw:text-style-name="P1" draw:layer="layout" svg:width="0.304cm" svg:height="0.299cm" svg:x="5.289cm" svg:y="1.653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1" draw:layer="layout" svg:width="0.506cm" svg:height="0.36cm" svg:x="5.495cm" svg:y="0.646cm">
          <draw:image xlink:href="Pictures/20000001000001A70000012D2A6744FE.svm" xlink:type="simple" xlink:show="embed" xlink:actuate="onLoad">
            <text:p/>
          </draw:image>
        </draw:frame>
        <draw:frame draw:style-name="gr4" draw:text-style-name="P1" draw:layer="layout" svg:width="0.511cm" svg:height="0.36cm" svg:x="5.853cm" svg:y="1.509cm">
          <draw:image xlink:href="Pictures/20000001000001AB0000012D798E686A.svm" xlink:type="simple" xlink:show="embed" xlink:actuate="onLoad">
            <text:p/>
          </draw:image>
        </draw:frame>
        <draw:frame draw:style-name="gr6" draw:text-style-name="P1" draw:layer="layout" svg:width="0.588cm" svg:height="0.355cm" svg:x="6.951cm" svg:y="0.607cm">
          <draw:image xlink:href="Pictures/20000001000001EB000001299B9BEFA1.svm" xlink:type="simple" xlink:show="embed" xlink:actuate="onLoad">
            <text:p/>
          </draw:image>
        </draw:frame>
        <draw:frame draw:style-name="gr7" draw:text-style-name="P1" draw:layer="layout" svg:width="0.598cm" svg:height="0.355cm" svg:x="6.925cm" svg:y="1.665cm">
          <draw:image xlink:href="Pictures/20000001000001F300000129A1FF7D4B.svm" xlink:type="simple" xlink:show="embed" xlink:actuate="onLoad">
            <text:p/>
          </draw:image>
        </draw:frame>
        <draw:frame draw:style-name="gr8" draw:text-style-name="P1" draw:layer="layout" svg:width="0.472cm" svg:height="0.365cm" svg:x="8.006cm" svg:y="0.839cm">
          <draw:image xlink:href="Pictures/200000010000018A0000013142804D2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6:46:36.040322656</dc:date>
    <meta:editing-duration>PT11M39S</meta:editing-duration>
    <meta:editing-cycles>3</meta:editing-cycles>
    <meta:generator>LibreOffice/4.2.8.2$Linux_x86 LibreOffice_project/420m0$Build-2</meta:generator>
    <meta:document-statistic meta:object-count="16"/>
  </office:meta>
</office:document-meta>
</file>